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92.21pt"/>
    </style:style>
    <style:style style:name="co7" style:family="table-column">
      <style:table-column-properties fo:break-before="auto" style:column-width="85.01pt"/>
    </style:style>
    <style:style style:name="co8" style:family="table-column">
      <style:table-column-properties fo:break-before="auto" style:column-width="112.45pt"/>
    </style:style>
    <style:style style:name="co9" style:family="table-column">
      <style:table-column-properties fo:break-before="auto" style:column-width="371.06pt"/>
    </style:style>
    <style:style style:name="co10" style:family="table-column">
      <style:table-column-properties fo:break-before="auto" style:column-width="64.01pt"/>
    </style:style>
    <style:style style:name="co11" style:family="table-column">
      <style:table-column-properties fo:break-before="auto" style:column-width="119pt"/>
    </style:style>
    <style:style style:name="co12" style:family="table-column">
      <style:table-column-properties fo:break-before="auto" style:column-width="133.94pt"/>
    </style:style>
    <style:style style:name="co13" style:family="table-column">
      <style:table-column-properties fo:break-before="auto" style:column-width="116.96pt"/>
    </style:style>
    <style:style style:name="co14" style:family="table-column">
      <style:table-column-properties fo:break-before="auto" style:column-width="106.16pt"/>
    </style:style>
    <style:style style:name="co15" style:family="table-column">
      <style:table-column-properties fo:break-before="auto" style:column-width="160.75pt"/>
    </style:style>
    <style:style style:name="co16" style:family="table-column">
      <style:table-column-properties fo:break-before="auto" style:column-width="96.86pt"/>
    </style:style>
    <style:style style:name="co17" style:family="table-column">
      <style:table-column-properties fo:break-before="auto" style:column-width="67.44pt"/>
    </style:style>
    <style:style style:name="ro1" style:family="table-row">
      <style:table-row-properties style:row-height="12.81pt" fo:break-before="auto" style:use-optimal-row-height="true"/>
    </style:style>
    <style:style style:name="ro2" style:family="table-row">
      <style:table-row-properties style:row-height="67.49pt" fo:break-before="auto" style:use-optimal-row-height="true"/>
    </style:style>
    <style:style style:name="ro3" style:family="table-row">
      <style:table-row-properties style:row-height="33.76pt" fo:break-before="auto" style:use-optimal-row-height="true"/>
    </style:style>
    <style:style style:name="ro4" style:family="table-row">
      <style:table-row-properties style:row-height="168.75pt" fo:break-before="auto" style:use-optimal-row-height="true"/>
    </style:style>
    <style:style style:name="ro5" style:family="table-row">
      <style:table-row-properties style:row-height="22.51pt" fo:break-before="auto" style:use-optimal-row-height="true"/>
    </style:style>
    <style:style style:name="ro6" style:family="table-row">
      <style:table-row-properties style:row-height="56.24pt" fo:break-before="auto" style:use-optimal-row-height="true"/>
    </style:style>
    <style:style style:name="ro7" style:family="table-row">
      <style:table-row-properties style:row-height="427.49pt" fo:break-before="auto" style:use-optimal-row-height="true"/>
    </style:style>
    <style:style style:name="ro8" style:family="table-row">
      <style:table-row-properties style:row-height="281.25pt" fo:break-before="auto" style:use-optimal-row-height="true"/>
    </style:style>
    <style:style style:name="ro9" style:family="table-row">
      <style:table-row-properties style:row-height="393.76pt" fo:break-before="auto" style:use-optimal-row-height="true"/>
    </style:style>
    <style:style style:name="ro10" style:family="table-row">
      <style:table-row-properties style:row-height="405.01pt" fo:break-before="auto" style:use-optimal-row-height="true"/>
    </style:style>
    <style:style style:name="ro11" style:family="table-row">
      <style:table-row-properties style:row-height="158.2pt" fo:break-before="auto" style:use-optimal-row-height="true"/>
    </style:style>
    <style:style style:name="ro12" style:family="table-row">
      <style:table-row-properties style:row-height="78.75pt" fo:break-before="auto" style:use-optimal-row-height="true"/>
    </style:style>
    <style:style style:name="ro13" style:family="table-row">
      <style:table-row-properties style:row-height="303.76pt" fo:break-before="auto" style:use-optimal-row-height="true"/>
    </style:style>
    <style:style style:name="ro14" style:family="table-row">
      <style:table-row-properties style:row-height="101.25pt" fo:break-before="auto" style:use-optimal-row-height="true"/>
    </style:style>
    <style:style style:name="ro15" style:family="table-row">
      <style:table-row-properties style:row-height="337.49pt" fo:break-before="auto" style:use-optimal-row-height="true"/>
    </style:style>
    <style:style style:name="ro16" style:family="table-row">
      <style:table-row-properties style:row-height="90pt" fo:break-before="auto" style:use-optimal-row-height="true"/>
    </style:style>
    <style:style style:name="ro17" style:family="table-row">
      <style:table-row-properties style:row-height="146.24pt" fo:break-before="auto" style:use-optimal-row-height="true"/>
    </style:style>
    <style:style style:name="ro18" style:family="table-row">
      <style:table-row-properties style:row-height="102.19pt" fo:break-before="auto" style:use-optimal-row-height="true"/>
    </style:style>
    <style:style style:name="ro19" style:family="table-row">
      <style:table-row-properties style:row-height="225.01pt" fo:break-before="auto" style:use-optimal-row-height="true"/>
    </style:style>
    <style:style style:name="ro20" style:family="table-row">
      <style:table-row-properties style:row-height="180pt" fo:break-before="auto" style:use-optimal-row-height="true"/>
    </style:style>
    <style:style style:name="ro21" style:family="table-row">
      <style:table-row-properties style:row-height="90.99pt" fo:break-before="auto" style:use-optimal-row-height="true"/>
    </style:style>
    <style:style style:name="ro22" style:family="table-row">
      <style:table-row-properties style:row-height="112.51pt" fo:break-before="auto" style:use-optimal-row-height="true"/>
    </style:style>
    <style:style style:name="ro23" style:family="table-row">
      <style:table-row-properties style:row-height="123.76pt" fo:break-before="auto" style:use-optimal-row-height="true"/>
    </style:style>
    <style:style style:name="ro24" style:family="table-row">
      <style:table-row-properties style:row-height="393.25pt" fo:break-before="auto" style:use-optimal-row-height="true"/>
    </style:style>
    <style:style style:name="ro25" style:family="table-row">
      <style:table-row-properties style:row-height="258.75pt" fo:break-before="auto" style:use-optimal-row-height="true"/>
    </style:style>
    <style:style style:name="ro26" style:family="table-row">
      <style:table-row-properties style:row-height="527.61pt" fo:break-before="auto" style:use-optimal-row-height="true"/>
    </style:style>
    <style:style style:name="ro27" style:family="table-row">
      <style:table-row-properties style:row-height="157.49pt" fo:break-before="auto" style:use-optimal-row-height="true"/>
    </style:style>
    <style:style style:name="ro28" style:family="table-row">
      <style:table-row-properties style:row-height="371.25pt" fo:break-before="auto" style:use-optimal-row-height="true"/>
    </style:style>
    <style:style style:name="ro29" style:family="table-row">
      <style:table-row-properties style:row-height="247.49pt" fo:break-before="auto" style:use-optimal-row-height="true"/>
    </style:style>
    <style:style style:name="ro30" style:family="table-row">
      <style:table-row-properties style:row-height="236.24pt" fo:break-before="auto" style:use-optimal-row-height="true"/>
    </style:style>
    <style:style style:name="ro31" style:family="table-row">
      <style:table-row-properties style:row-height="213.76pt" fo:break-before="auto" style:use-optimal-row-height="true"/>
    </style:style>
    <style:style style:name="ro32" style:family="table-row">
      <style:table-row-properties style:row-height="23.84pt" fo:break-before="auto" style:use-optimal-row-height="true"/>
    </style:style>
    <style:style style:name="ro33" style:family="table-row">
      <style:table-row-properties style:row-height="45.01pt" fo:break-before="auto" style:use-optimal-row-height="true"/>
    </style:style>
    <style:style style:name="ro34" style:family="table-row">
      <style:table-row-properties style:row-height="46.26pt" fo:break-before="auto" style:use-optimal-row-height="true"/>
    </style:style>
    <style:style style:name="ro35" style:family="table-row">
      <style:table-row-properties style:row-height="35.04pt" fo:break-before="auto" style:use-optimal-row-height="true"/>
    </style:style>
    <style:style style:name="ta1" style:family="table" style:master-page-name="Default">
      <style:table-properties table:display="true" style:writing-mode="lr-tb"/>
    </style:style>
    <style:style style:name="ce194" style:family="table-cell" style:parent-style-name="Default">
      <style:table-cell-properties fo:border="0.06pt solid #000000" style:vertical-align="middle"/>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normal" style:font-weight-asian="normal" style:font-weight-complex="normal"/>
    </style:style>
    <style:style style:name="ce10" style:family="table-cell" style:parent-style-name="Default">
      <style:table-cell-properties fo:background-color="#fff9ae" style:text-align-source="fix" style:repeat-content="false" fo:wrap-option="no-wrap" fo:border="0.06pt solid #000000" style:vertical-align="middle"/>
      <style:paragraph-properties fo:text-align="start" fo:margin-left="0pt"/>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15" style:family="table-cell" style:parent-style-name="Default">
      <style:table-cell-properties fo:background-color="#fff9ae"/>
    </style:style>
    <style:style style:name="ce16" style:family="table-cell" style:parent-style-name="Default">
      <style:table-cell-properties fo:background-color="#fff9ae"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fo:font-weight="bold" style:font-name-asian="DejaVu Sans2" style:font-weight-asian="bold" style:font-name-complex="DejaVu Sans2" style:font-weight-complex="bold"/>
    </style:style>
    <style:style style:name="ce28"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bold" style:font-name-asian="DejaVu Sans" style:font-weight-asian="bold" style:font-name-complex="DejaVu Sans" style:font-weight-complex="bold"/>
    </style:style>
    <style:style style:name="ce2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bold" style:font-weight-asian="bold" style:font-weight-complex="bold"/>
    </style:style>
    <style:style style:name="ce212" style:family="table-cell" style:parent-style-name="Default">
      <style:table-cell-properties fo:background-color="transparent" fo:wrap-option="wrap" fo:border="0.06pt solid #000000" style:vertical-align="middle"/>
    </style:style>
    <style:style style:name="ce22" style:family="table-cell" style:parent-style-name="Default">
      <style:table-cell-properties fo:background-color="#fff9ae" style:text-align-source="fix" style:repeat-content="false" fo:wrap-option="wrap" fo:border="0.06pt solid #000000" style:vertical-align="middle"/>
      <style:paragraph-properties fo:text-align="start" fo:margin-left="0pt"/>
    </style:style>
    <style:style style:name="ce23" style:family="table-cell" style:parent-style-name="Default">
      <style:table-cell-properties fo:background-color="#fff9ae" fo:border="0.06pt solid #000000"/>
    </style:style>
    <style:style style:name="ce213" style:family="table-cell" style:parent-style-name="Default">
      <style:table-cell-properties fo:border="0.06pt solid #000000"/>
    </style:style>
    <style:style style:name="ce42"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4" style:family="table-cell" style:parent-style-name="Default">
      <style:table-cell-properties style:text-align-source="fix" style:repeat-content="false" fo:background-color="transparent"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39" style:family="table-cell" style:parent-style-name="Default">
      <style:table-cell-properties fo:background-color="transparent" fo:border="0.06pt solid #000000" style:vertical-align="middle"/>
      <style:text-properties fo:font-weight="normal" style:font-weight-asian="normal" style:font-weight-complex="normal"/>
    </style:style>
    <style:style style:name="ce53"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fo:background-color="#fff9ae" style:text-align-source="fix" style:repeat-content="false" fo:wrap-option="wrap" fo:border="0.06pt solid #000000" style:vertical-align="middle"/>
      <style:paragraph-properties fo:text-align="center" fo:margin-left="0pt"/>
    </style:style>
    <style:style style:name="ce56" style:family="table-cell" style:parent-style-name="Default">
      <style:table-cell-properties fo:wrap-option="wrap" fo:border="0.06pt solid #000000" style:vertical-align="middle"/>
    </style:style>
    <style:style style:name="ce222" style:family="table-cell" style:parent-style-name="Default">
      <style:table-cell-properties fo:background-color="#ed1c24" fo:wrap-option="wrap" fo:border="0.06pt solid #000000" style:vertical-align="middle"/>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DejaVu Sans" style:font-name-asian="DejaVu Sans2" style:font-name-complex="DejaVu Sans2"/>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55" style:family="table-cell" style:parent-style-name="Default">
      <style:table-cell-properties fo:background-color="transparent" fo:wrap-option="wrap" fo:border="0.06pt solid #000000" style:vertical-align="middle"/>
      <style:text-properties style:font-name="DejaVu Sans" style:font-name-asian="DejaVu Sans2" style:font-name-complex="DejaVu Sans2"/>
    </style:style>
    <style:style style:name="ce47" style:family="table-cell" style:parent-style-name="Default">
      <style:table-cell-properties fo:background-color="transparent" fo:wrap-option="wrap" fo:border="0.06pt solid #000000" style:vertical-align="middle"/>
      <style:text-properties fo:font-weight="normal" style:font-weight-asian="normal" style:font-weight-complex="normal"/>
    </style:style>
    <style:style style:name="ce37" style:family="table-cell" style:parent-style-name="Default">
      <style:table-cell-properties fo:background-color="#fff9ae" fo:wrap-option="wrap" fo:border="0.06pt solid #000000"/>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67"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49" style:family="table-cell" style:parent-style-name="Default">
      <style:table-cell-properties fo:background-color="#fff9ae" style:text-align-source="fix" style:repeat-content="false" fo:border="0.06pt solid #000000"/>
      <style:paragraph-properties fo:text-align="center" fo:margin-left="0pt"/>
    </style:style>
    <style:style style:name="ce238" style:family="table-cell" style:parent-style-name="Default">
      <style:table-cell-properties style:text-align-source="fix" style:repeat-content="false" fo:border="0.06pt solid #000000"/>
      <style:paragraph-properties fo:text-align="center" fo:margin-left="0pt"/>
    </style:style>
    <style:style style:name="ce79"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8" style:family="table-cell" style:parent-style-name="Default">
      <style:table-cell-properties fo:background-color="transparent"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75" style:family="table-cell" style:parent-style-name="Default">
      <style:table-cell-properties fo:background-color="transparent" fo:wrap-option="wrap" fo:border="0.06pt solid #000000" style:vertical-align="top"/>
      <style:text-properties fo:font-weight="normal" style:font-weight-asian="normal" style:font-weight-complex="normal"/>
    </style:style>
    <style:style style:name="ce76" style:family="table-cell" style:parent-style-name="Default">
      <style:table-cell-properties fo:background-color="transparent" fo:wrap-option="wrap" fo:border="0.06pt solid #000000" style:vertical-align="top"/>
      <style:text-properties style:font-name-asian="DejaVu Sans" style:font-name-complex="DejaVu Sans"/>
    </style:style>
    <style:style style:name="ce65" style:family="table-cell" style:parent-style-name="Default">
      <style:table-cell-properties fo:background-color="#fff9ae" fo:wrap-option="wrap" fo:border="0.06pt solid #000000" style:vertical-align="top"/>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8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109"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102" style:family="table-cell" style:parent-style-name="Default">
      <style:table-cell-properties fo:background-color="transparent" fo:wrap-option="wrap" fo:border="0.06pt solid #000000" style:vertical-align="middle"/>
      <style:text-properties style:use-window-font-color="true" fo:font-weight="normal" style:font-weight-asian="normal" style:font-weight-complex="normal"/>
    </style:style>
    <style:style style:name="ce87" style:family="table-cell" style:parent-style-name="Default">
      <style:table-cell-properties fo:background-color="#fff9ae" fo:wrap-option="wrap" fo:border="0.06pt solid #000000" style:vertical-align="middle"/>
      <style:text-properties style:use-window-font-color="true"/>
    </style:style>
    <style:style style:name="ce275" style:family="table-cell" style:parent-style-name="Default">
      <style:table-cell-properties style:text-align-source="fix" style:repeat-content="false" fo:border="0.06pt solid #000000" style:vertical-align="middle"/>
      <style:paragraph-properties fo:text-align="center" fo:margin-left="0pt"/>
      <style:text-properties fo:color="#72bf44"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108" style:family="table-cell" style:parent-style-name="Default">
      <style:table-cell-properties fo:background-color="transparent" fo:wrap-option="wrap" fo:border="0.06pt solid #000000"/>
    </style:style>
    <style:style style:name="ce93" style:family="table-cell" style:parent-style-name="Default">
      <style:table-cell-properties fo:background-color="#fff9ae" fo:wrap-option="wrap" fo:border="0.06pt solid #000000" style:vertical-align="middle"/>
    </style:style>
    <style:style style:name="ce280" style:family="table-cell" style:parent-style-name="Default">
      <style:table-cell-properties style:text-align-source="fix" style:repeat-content="false" fo:border="0.06pt solid #000000" style:vertical-align="middle"/>
      <style:paragraph-properties fo:text-align="center"/>
      <style:text-properties fo:color="#72bf44"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122" style:family="table-cell" style:parent-style-name="Default">
      <style:table-cell-properties fo:background-color="transparent" fo:border="0.06pt solid #000000"/>
      <style:text-properties fo:font-weight="normal" style:font-weight-asian="normal" style:font-weight-complex="normal"/>
    </style:style>
    <style:style style:name="ce288" style:family="table-cell" style:parent-style-name="Default">
      <style:table-cell-properties fo:background-color="#000000"/>
    </style:style>
    <style:style style:name="ce289" style:family="table-cell" style:parent-style-name="Default">
      <style:table-cell-properties fo:background-color="#e0efd4"/>
    </style:style>
    <style:style style:name="ce290" style:family="table-cell" style:parent-style-name="Default">
      <style:table-cell-properties fo:background-color="#ed1c24"/>
    </style:style>
    <style:style style:name="ce291" style:family="table-cell" style:parent-style-name="Default">
      <style:table-cell-properties fo:background-color="transparent"/>
    </style:style>
    <style:style style:name="ce127" style:family="table-cell" style:parent-style-name="Default">
      <style:table-cell-properties fo:background-color="transparent"/>
      <style:text-properties fo:font-weight="normal" style:font-weight-asian="normal" style:font-weight-complex="normal"/>
    </style:style>
    <style:style style:name="T1" style:family="text">
      <style:text-properties style:font-name-asian="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2" style:family="text">
      <style:text-properties style:font-name="DejaVu Sans" style:font-name-asian="DejaVu Sans" style:font-name-complex="DejaVu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DejaVu 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7" style:family="text">
      <style:text-properties style:font-weight-asian="bold" style:font-weight-complex="bold"/>
    </style:style>
    <style:style style:name="T8" style:family="text">
      <style:text-properties style:font-name="DejaVu Sans" style:font-name-asian="DejaVu Sans" style:font-name-complex="DejaVu Sans" style:font-weight-asian="bold" style:font-weight-complex="bold"/>
    </style:style>
    <style:style style:name="T9" style:family="text">
      <style:text-properties style:font-name="DejaVu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0"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font-weight="bold"/>
    </style:style>
    <style:style style:name="T12" style:family="text">
      <style:text-properties style:font-name="DejaVu Sans" style:text-overline-style="none" style:text-overline-color="font-color" style:font-relief="none" style:text-emphasize="none" style:font-style-complex="normal" style:font-style-asian="normal" style:font-weight-complex="bold" style:font-weight-asian="bold" style:font-size-complex="10pt" style:font-size-asian="10pt" style:font-name-complex="DejaVu Sans" style:language-complex="hi" style:country-complex="IN" style:font-name-asian="DejaVu Sans" style:language-asian="zh" style:country-asian="CN" fo:language="en" fo:country="US" style:text-line-through-mode="continuous" fo:text-shadow="none" style:text-outline="false" fo:font-style="normal" style:text-line-through-type="none" style:text-underline-style="none" style:text-underline-color="font-color" fo:font-weight="bold" fo:font-size="10pt"/>
    </style:style>
    <style:style style:name="T13" style:family="text">
      <style:text-properties style:font-weight-complex="bold" style:font-weight-asian="bold" fo:font-weight="bold"/>
    </style:style>
    <style:style style:name="T14" style:family="text">
      <style:text-properties fo:font-style="normal" style:font-style-asian="normal" style:font-style-complex="normal"/>
    </style:style>
    <style:style style:name="T15" style:family="text">
      <style:text-properties style:font-name-asian="DejaVu Sans" style:font-name-complex="DejaVu Sans"/>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53"/>
        <table:table-column table:style-name="co5" table:default-cell-style-name="ce53"/>
        <table:table-column table:style-name="co6" table:default-cell-style-name="ce53"/>
        <table:table-column table:style-name="co7" table:default-cell-style-name="ce53"/>
        <table:table-column table:style-name="co8" table:default-cell-style-name="ce53"/>
        <table:table-column table:style-name="co9" table:default-cell-style-name="ce79"/>
        <table:table-column table:style-name="co10" table:default-cell-style-name="ce53"/>
        <table:table-column table:style-name="co11" table:default-cell-style-name="ce53"/>
        <table:table-column table:style-name="co12" table:default-cell-style-name="ce109"/>
        <table:table-column table:style-name="co13" table:default-cell-style-name="ce53"/>
        <table:table-column table:style-name="co14" table:default-cell-style-name="ce56"/>
        <table:table-column table:style-name="co13" table:default-cell-style-name="ce56"/>
        <table:table-column table:style-name="co15" table:default-cell-style-name="ce56"/>
        <table:table-column table:style-name="co13" table:default-cell-style-name="ce56"/>
        <table:table-column table:style-name="co16" table:default-cell-style-name="ce56"/>
        <table:table-column table:style-name="co13" table:default-cell-style-name="ce56"/>
        <table:table-column table:style-name="co17" table:default-cell-style-name="ce56"/>
        <table:table-column table:style-name="co13" table:default-cell-style-name="ce56"/>
        <table:table-column table:style-name="co15" table:default-cell-style-name="ce56"/>
        <table:table-column table:style-name="co10" table:number-columns-repeated="17" table:default-cell-style-name="ce56"/>
        <table:table-column table:style-name="co10" table:number-columns-repeated="984" table:default-cell-style-name="ce213"/>
        <table:table-column table:style-name="co10" table:default-cell-style-name="Default"/>
        <table:table-row table:style-name="ro1">
          <table:table-cell table:style-name="ce194"/>
          <table:table-cell table:style-name="ce203"/>
          <table:table-cell table:style-name="ce194" table:number-columns-repeated="2"/>
          <table:table-cell table:style-name="ce56" table:number-columns-repeated="2"/>
          <table:table-cell table:style-name="ce227" office:value-type="string" calcext:value-type="string" table:number-columns-spanned="3" table:number-rows-spanned="1">
            <text:p>EVE-ng 2.0.3-84</text:p>
          </table:table-cell>
          <table:covered-table-cell table:style-name="ce2"/>
          <table:covered-table-cell/>
          <table:table-cell table:style-name="ce2" office:value-type="string" calcext:value-type="string" table:number-columns-spanned="3" table:number-rows-spanned="1">
            <text:p>GNS3 2.0.3 VM (klient 2.0.3)</text:p>
          </table:table-cell>
          <table:covered-table-cell table:number-columns-repeated="2"/>
          <table:table-cell table:style-name="ce275" office:value-type="string" calcext:value-type="string" table:number-columns-spanned="2" table:number-rows-spanned="1">
            <text:p>EVE-ng 2.0.3-86 (ISO)</text:p>
          </table:table-cell>
          <table:covered-table-cell table:style-name="ce277"/>
          <table:table-cell table:style-name="ce280" office:value-type="string" calcext:value-type="string" table:number-columns-spanned="2" table:number-rows-spanned="1">
            <text:p>EVE-ng 2.0.3-86 (Ubuntu + gns3 balíček)</text:p>
          </table:table-cell>
          <table:covered-table-cell table:style-name="ce277"/>
          <table:table-cell table:style-name="ce280" office:value-type="string" calcext:value-type="string" table:number-columns-spanned="2" table:number-rows-spanned="1">
            <text:p>GNS3 2.1.0 VM (klient 2.0.3)</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2"/>
        </table:table-row>
        <table:table-row table:style-name="ro2">
          <table:table-cell table:style-name="ce194"/>
          <table:table-cell table:style-name="ce203"/>
          <table:table-cell table:style-name="ce194" table:number-columns-repeated="2"/>
          <table:table-cell table:style-name="ce56" table:number-columns-repeated="2"/>
          <table:table-cell table:style-name="ce42" office:value-type="string" calcext:value-type="string" table:number-columns-spanned="3" table:number-rows-spanned="1">
            <text:p>Vmware</text:p>
            <text:p>16 CPU</text:p>
            <text:p>64GB RAM</text:p>
          </table:table-cell>
          <table:covered-table-cell table:style-name="ce67"/>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style-name="ce276" office:value-type="string" calcext:value-type="string" table:number-columns-spanned="2" table:number-rows-spanned="1">
            <text:p><text:span text:style-name="T15">Vmware (vzdialený server)</text:span></text:p>
            <text:p><text:span text:style-name="T15">4 CPU</text:span></text:p>
            <text:p><text:span text:style-name="T15">20GB RAM</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number-columns-repeated="1002"/>
        </table:table-row>
        <table:table-row table:style-name="ro3">
          <table:table-cell table:style-name="ce2" office:value-type="string" calcext:value-type="string">
            <text:p>Zariadenie</text:p>
          </table:table-cell>
          <table:table-cell table:style-name="ce204" office:value-type="string" calcext:value-type="string">
            <text:p>Platforma</text:p>
          </table:table-cell>
          <table:table-cell table:style-name="ce2" office:value-type="string" calcext:value-type="string">
            <text:p>Názov súboru</text:p>
          </table:table-cell>
          <table:table-cell table:style-name="ce42" office:value-type="string" calcext:value-type="string">
            <text:p>Spôsob virtualizácie</text:p>
          </table:table-cell>
          <table:table-cell table:style-name="ce42" office:value-type="string" calcext:value-type="string">
            <text:p>Predvolené prihlasovacie údaje</text:p>
          </table:table-cell>
          <table:table-cell table:style-name="ce42" office:value-type="string" calcext:value-type="string">
            <text:p>Systémové požiadavky (CPU, RAM)</text:p>
          </table:table-cell>
          <table:table-cell table:style-name="ce42" office:value-type="string" calcext:value-type="string">
            <text:p>Spôsob pripojenia</text:p>
          </table:table-cell>
          <table:table-cell table:style-name="ce2" office:value-type="string" calcext:value-type="string">
            <text:p>Úspešné spustenie</text:p>
          </table:table-cell>
          <table:table-cell table:style-name="ce240" office:value-type="string" calcext:value-type="string">
            <text:p>Poznámky</text:p>
          </table:table-cell>
          <table:table-cell table:style-name="ce42" office:value-type="string" calcext:value-type="string">
            <text:p>Spôsob pripojenia</text:p>
          </table:table-cell>
          <table:table-cell table:style-name="ce2" office:value-type="string" calcext:value-type="string">
            <text:p>Úspešné spustenie</text:p>
          </table:table-cell>
          <table:table-cell table:style-name="ce26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53" table:number-columns-repeated="17"/>
          <table:table-cell table:number-columns-repeated="985"/>
        </table:table-row>
        <table:table-row table:style-name="ro1">
          <table:table-cell table:style-name="ce196" office:value-type="string" calcext:value-type="string">
            <text:p>Dynamips</text:p>
          </table:table-cell>
          <table:table-cell table:style-name="ce205"/>
          <table:table-cell table:style-name="ce207"/>
          <table:table-cell table:style-name="ce215" table:number-columns-repeated="4"/>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cell table:style-name="ce288"/>
        </table:table-row>
        <table:table-row table:style-name="ro4">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text:p>
            <text:p>c1700-adventerprisek9-mz.124-8.image</text:p>
            <text:p/>
            <text:p><text:span text:style-name="T3">C1710-c1700-adventerprisek9-mz.124-8_0x80618b54_20060515.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1 CPU</text:p>
            <text:p>96MB RAM</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5">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6">
          <table:table-cell table:style-name="ce201" office:value-type="string" calcext:value-type="string">
            <text:p>Cisco c2691</text:p>
          </table:table-cell>
          <table:table-cell table:style-name="ce201" office:value-type="string" calcext:value-type="string">
            <text:p>Cisco IOS 12.4</text:p>
          </table:table-cell>
          <table:table-cell table:style-name="ce201" office:value-type="string" calcext:value-type="string">
            <text:p>c2691-entservicesk9-mz.124-13b.image</text:p>
            <text:p>c2691-adventerprisek9-mz.124-25d.image</text:p>
            <text:p/>
            <text:p><text:span text:style-name="T3">c2691-adventerprisek9-mz.124-25d_0x60a48cb8_20100818.image</text:span></text:p>
          </table:table-cell>
          <table:table-cell table:style-name="ce34" office:value-type="string" calcext:value-type="string">
            <text:p>Dynamips</text:p>
          </table:table-cell>
          <table:table-cell table:style-name="ce43" office:value-type="string" calcext:value-type="string">
            <text:p>&lt;bez hesla&gt;</text:p>
          </table:table-cell>
          <table:table-cell table:style-name="ce201"/>
          <table:table-cell table:style-name="ce201" office:value-type="string" calcext:value-type="string">
            <text:p>telnet</text:p>
          </table:table-cell>
          <table:table-cell table:style-name="ce236" office:value-type="string" calcext:value-type="string">
            <text:p>✓</text:p>
          </table:table-cell>
          <table:table-cell table:style-name="ce248" office:value-type="string" calcext:value-type="string">
            <text:p>Aj napriek pokusom som toto zariadenie v EVE-ng nespustil v EVE-ng, hoci som ho spustil v terminali cez dynamips. Zrejme som nieco prehliadol…</text:p>
          </table:table-cell>
          <table:table-cell table:style-name="ce219" office:value-type="string" calcext:value-type="string">
            <text:p>klient</text:p>
          </table:table-cell>
          <table:table-cell table:style-name="ce236" office:value-type="string" calcext:value-type="string">
            <text:p>✓</text:p>
          </table:table-cell>
          <table:table-cell table:style-name="ce272"/>
          <table:table-cell table:style-name="ce103" office:value-type="string" calcext:value-type="string">
            <text:p>✕</text:p>
          </table:table-cell>
          <table:table-cell table:style-name="ce108"/>
          <table:table-cell table:style-name="ce103"/>
          <table:table-cell table:style-name="ce108"/>
          <table:table-cell table:style-name="ce212" table:number-columns-repeated="4"/>
          <table:table-cell table:style-name="ce103"/>
          <table:table-cell table:style-name="ce108"/>
          <table:table-cell table:style-name="ce212" table:number-columns-repeated="17"/>
          <table:table-cell table:style-name="ce286" table:number-columns-repeated="984"/>
          <table:table-cell table:style-name="ce291"/>
        </table:table-row>
        <table:table-row table:style-name="ro1">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5">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7">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ext:p/>
            <text:p><text:span text:style-name="T3">c3725-adventerprisek9-mz.124-25d_0x60a800f0_20100818.image</text:span></text:p>
            <text:p/>
            <text:p><text:span text:style-name="T4">c3725-adventerprisek9-mz.124-15.T14_0x60c09aa0_20100817.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po pridani etherswitch modulu podporuje aj vlany</text:p>
            <text:p>+ip adresa sa dá nastaviť aj priamo na Ethernet rozhranie (v porovnaní s Cisco Switchom)</text:p>
            <text:p>https://gns3.com/qa/why-can-t-create-vlan-in-gns-3</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Mozna nahrada za c2691 podla</text:p>
            <text:p>https://www.cisco.com/en/US/docs/routers/access/3700/hardware/notes/3725fips.html</text:p>
            <text:p/>
            <text:p>-Linky</text:p>
            <text:p>http://docs.gns3.com/1-kBrTplBltp9P3P-AigoMzlDO-ISyL1h3bYpOl5Q8mQ/#h.2wmadzgy2ym6</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3">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office:value-type="string" calcext:value-type="string">
            <text:p>✓</text:p>
          </table:table-cell>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cell table:style-name="ce290"/>
        </table:table-row>
        <table:table-row table:style-name="ro8">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2">c7200-adventerprisek9-mz.152-4.M11.image</text:span></text:p>
            <text:p>c7200-advipservicesk9-mz.152-4.S5.image</text:p>
            <text:p>c7200-adventerprisek9-mz.152-4.S6.image</text:p>
            <text:p/>
            <text:p><text:span text:style-name="T3">c7200-adventerprisek9-mz.152-4.M11_0x60189234_20161016.image</text:span></text:p>
            <text:p/>
            <text:p>c7200-adventerprisek9-mz.155-2.XB_0x6018c294_20150804.image</text:p>
            <text:p/>
            <text:p>c7200-adventerprisek9-mz.152-4.S6_0x62a5af34_20140808.image</text:p>
            <text:p/>
            <text:p>c7200-advipservicesk9-mz.152-4.S5_0x6318687c_20140220.image</text:p>
            <text:p/>
            <text:p>c7200-adventerprisek9-mz.153-3.XB12_0x60630d08_20131119.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9">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text:span text:style-name="T3">i86bi-linux-l3-adventerprisek9-ms-15.7-3.M0a_20171006.bin</text:span></text:p>
            <text:p>i86bi-linux-l3-tpgen-adventerprisek9-12.4_20090615.bin</text:p>
            <text:p>i86bi-linux-l3-tpgen-adventerprisek9-ms-12.4_20090715.bin</text:p>
            <text:p>i86bi-linux-l3-adventerprisek9-15.2-2.3T_20111013.bin</text:p>
            <text:p>i86bi-linux-l3-adventerprisek9-15.3-1.3T_20121025.bin</text:p>
            <text:p>i86bi-linux-l3-adventerprisek9-ms.15.2-4.M1_20120727.bin</text:p>
            <text:p>i86bi-linux-l3-adventerprisek9-ms.15.3-1.3T_20121025.bin</text:p>
            <text:p>i86bi-linux-l3-p-ms-15.0-golden_spike_20121031.bin</text:p>
            <text:p>i86bi-linux-l3-adventerprisek9-15.4-1T_20131123.bin</text:p>
            <text:p>i86bi-linux-l3-adventerprisek9-15.4.1T_20131123.bin</text:p>
            <text:p>i86bi-linux-l3-adventerprisek9-ms.15.4-1T_20131123.bin</text:p>
            <text:p>i86bi-linux-l3-adventerprisek9-ms-15.2-4.M6a_20140415.bin</text:p>
            <text:p>i86bi-linux-l3-adventerprise-ms.15.2-4M6a_20140415.bin</text:p>
            <text:p>i86bi-linux-l3-adventerprisek9-15.4.2T4_20151008.bin</text:p>
            <text:p>i86bi-linux-l3-adventerprisek9-15.5.2T_20150326.bin</text:p>
            <text:p>i86bi-linux-l3-adventerprisek9-ms.15.2.4.S7_20150402.bin</text:p>
            <text:p>i86bi-linux-l3-adventerprisek9-ms-15.6-3.M3a_20170919.bin</text:p>
            <text:p>i86bi-linux-l3-adventerprisek9-ms-15.7-3.M0.1_20170919.bin</text:p>
            <text:p>i86bi-linux-l3-adventerprisek9-ms-15.7-3.M19_20170919.bin</text:p>
            <text:p>i86bi-linux-l3-adventerprise-ms.15.6-3.M3a_20170919.bin</text:p>
            <text:p>i86bi-linux-l3-adventerprise-ms-15.7-3.M0.1_20170919.bin</text:p>
            <text:p>i86bi-linux-l3-adventerprise-ms-15.7-3.M0a_20171006.bin</text:p>
            <text:p>i86bi-linux-l3-adventerprise-ms-15.7-3.M_20170919.bin</text:p>
            <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ext:p/>
            <text:p>-Nepodporovane technologie</text:p>
            <text:p>Not supported/working on Layer 3 IOL (Linux)</text:p>
            <text:p/>
            <text:p>Multicast with BSR</text:p>
            <text:p>NTP Authentication</text:p>
            <text:p>PPPoE (working on 12.4, and 15.2(2.3)T)</text:p>
            <text:p>Routing loops (IOL will crash)</text:p>
            <text:p/>
            <text:p>-PRI SMEROVACICH SLUCKACH IOL ROUTER SPADNE</text:p>
            <text:p/>
            <text:p/>
            <text:p>-Linky</text:p>
            <text:p><text:a xlink:href="http://danielkleviansky.com/unsupported-iol-features/" xlink:type="simple">http://danielkleviansky.com/unsupported-iol-features/</text:a></text:p>
            <text:p><text:a xlink:href="https://greenstack.wordpress.com/2015/01/06/cisco-iou-features-for-ccie-training-on-gns3/" xlink:type="simple">https://greenstack.wordpress.com/2015/01/06/cisco-iou-features-for-ccie-training-on-gns3/</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Switches</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10">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text:span text:style-name="T3">i86bi-linux-l2-adventerprise-ms-15.2-high_iron_20170202.bin</text:span></text:p>
            <text:p>i86bi-linux-l2-upk9-ms-15.0_20120620.bin</text:p>
            <text:p>i86bi-linux-l2-upk9-ms-15.0-golden_spike_20120620.bin</text:p>
            <text:p>i86bi-linux-l2-adventerprisek9-15.1_20130726.bin</text:p>
            <text:p>i86bi-linux-l2-adventerprise-ms-15.1-team_track_20131216.bin</text:p>
            <text:p>i86bi-linux-l2-ipbasek9-15.1g_20130726.bin</text:p>
            <text:p>i86bi-linux-l2-ipbasek9-ms-15.1_20130124.bin</text:p>
            <text:p>i86bi-linux-l2-ipbasek9-ms-15.1-team_track_20130508.bin</text:p>
            <text:p>i86bi-linux-l2-adventerprisek9-15.2d_20151104.bin</text:p>
            <text:p>i86bi-linux-l2-adventerprisek9-ms-15.6-0.9S_20150714.bin</text:p>
            <text:p>i86bi-linux-l2-adventerprisek9-ms-15.6-0.9S_20150714.bin.bin</text:p>
            <text:p>i86bi-linux-l2-advipservicesk9-ms-15.2-high_iron_20151104.bin</text:p>
            <text:p>i86bi-linux-l2-adventerprise-ms-high_iron_20160628.bin</text:p>
            <text:p>i86bi-linux-l2-advipservicesk9-ms-high_iron_20160628.bin</text:p>
            <text:p>i86bi-linux-l2-advipservicesk9-ms-15.2-high_iron_20170202.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Nepodporovane technologie</text:p>
            <text:p>Not supported/working on Layer 2 IOL (Linux)</text:p>
            <text:p/>
            <text:p>802.1q Tunneling</text:p>
            <text:p>Cisco ISL trunks</text:p>
            <text:p>DHCP Snooping</text:p>
            <text:p>HSRP address not pingable</text:p>
            <text:p>L2 PortChannel (not working on 12.2, working on 15.0)</text:p>
            <text:p>L3 PortChannel</text:p>
            <text:p>NVI NAT (classic NAT works on TPGEN images only)</text:p>
            <text:p>PVLAN</text:p>
            <text:p>QinQ</text:p>
            <text:p>Routing loops (IOL will crash)</text:p>
            <text:p>SPAN/RSPAN/ERSPAN</text:p>
            <text:p>VTP version 2 (VTP version 1 works)</text:p>
            <text:p/>
            <text:p><text:span text:style-name="T5">-PRI SMEROVACICH SLUCKACH IOL SWITCH SPADNE</text:span></text:p>
            <text:p/>
            <text:p>-Navody</text:p>
            <text:p><text:a xlink:href="https://learningnetwork.cisco.com/docs/DOC-30404" xlink:type="simple">https://learningnetwork.cisco.com/docs/DOC-30404</text:a></text:p>
            <text:p/>
            <text:p>-Linky</text:p>
            <text:p><text:a xlink:href="http://danielkleviansky.com/unsupported-iol-features/" xlink:type="simple">http://danielkleviansky.com/unsupported-iol-features/</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ext:p><text:span text:style-name="T3">viosl2-adventerprisek9-m.15.2_20170321</text:span></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Maximalny pocet rozhrani pre Cisco vIOS L2 switch je 16</text:p>
            <text:p><text:span text:style-name="T5">-Rozhrania maju rychlost 1 GB/s</text:span></text:p>
            <text:p/>
            <text:p>-Linky</text:p>
            <text:p><text:a xlink:href="https://www.youtube.com/watch?v=7ToRnfiHG80" xlink:type="simple">https://www.youtube.com/watch?v=7ToRnfiHG80</text:a></text:p>
            <text:p><text:a xlink:href="https://learningnetwork.cisco.com/docs/DOC-30404" xlink:type="simple">https://learningnetwork.cisco.com/docs/DOC-30404</text:a></text:p>
            <text:p><text:a xlink:href="https://learningnetwork.cisco.com/message/561094#561094" xlink:type="simple">https://learningnetwork.cisco.com/message/561094#561094</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ext:span text:style-name="T3">titanium-d1-kickstart.7.3.0.D1.1_20161101</text:span></text:p>
            <text:p><text:span text:style-name="T4">titanium-d1-kickstart.5.1.2_20101218</text:span></text:p>
            <text:p><text:span text:style-name="T4">titanium-d1-kickstart.7.0.1.ZD.0.216_20140613</text:span></text:p>
            <text:p><text:span text:style-name="T4">titanium-d1-kickstart.7.2.0.D1.1_20150519</text:span></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3">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text:span text:style-name="T3">nxosv9k-nxosv-final.7.0.3.I7.1_20170831</text:span></text:p>
            <text:p>nxosv9k-nxosv-final.7.0.3.I5.1</text:p>
            <text:p>nxosv9k-nxosv-final.7.0.3.I6.1_20170516</text:p>
          </table:table-cell>
          <table:table-cell table:style-name="ce218" office:value-type="string" calcext:value-type="string">
            <text:p>QEMU</text:p>
          </table:table-cell>
          <table:table-cell table:style-name="ce197" office:value-type="string" calcext:value-type="string">
            <text:p><text:span text:style-name="T5">-prihlasovacie udaje pre admin ucet sa zadavaju pri prvom spusteni</text:span></text:p>
            <text:p><text:span text:style-name="T5">-pre jednoduchost mozeme zadat</text:span></text:p>
            <text:p/>
            <text:p><text:span text:style-name="T5">admin/CiscoNXOS123</text:span></text:p>
          </table:table-cell>
          <table:table-cell table:style-name="ce197" office:value-type="string" calcext:value-type="string">
            <text:p>1 CPU</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text:p>
            <text:p/>
            <text:p>“yes”</text:p>
            <text:p/>
            <text:p>Tak odpovieme na otazku </text:p>
            <text:p/>
            <text:p>“Abort Auto Provisioning and continue with normal setup ?(yes/no)[n]:”) - tak vypneme vypisy o ‘PEOP’</text:p>
            <text:p/>
            <text:p>-Do you want to enforce secure password standard (yes/no) [y]:</text:p>
            <text:p>  -ak chceme aktivovat vyzadovanie bezpecneho hesla, stlacime Enter</text:p>
            <text:p>  -v opacnom pripade zadame ‘n’ a Enter</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4">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text:span text:style-name="T3">veos-lab-4.20.1F-combined_20171116</text:span></text:p>
            <text:p>veos-4.14.5F</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10"><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Extreme</text:p>
          </table:table-cell>
          <table:table-cell table:style-name="ce197" office:value-type="string" calcext:value-type="string">
            <text:p>ExtremeXOS 15.3.2.11</text:p>
          </table:table-cell>
          <table:table-cell table:style-name="ce26"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QEMU</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15">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text:span text:style-name="T3">asav-991-serial-console-with-asdm-79150_20171130</text:span></text:p>
            <text:p>asav-962-001.zip</text:p>
            <text:p>asav-971-001.zip</text:p>
            <text:p>asav-991-asdm-791-serial</text:p>
            <text:p>asav-asav941-203</text:p>
            <text:p>asav-asav951-201</text:p>
            <text:p>asav-asav952-204-telnet</text:p>
            <text:p>asav-asav962</text:p>
            <text:p>asav-asav971</text:p>
            <text:p>asav-asav971-telnet</text:p>
            <text:p>asav-asav971-telnet-guestfish_mod</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Pocas supstenia sa opakovane objavuje sprava</text:p>
            <text:p/>
            <text:p>Warning: ASAv platform license state is Unlicensed.</text:p>
            <text:p>Install ASAv platform license for full functionality.</text:p>
            <text:p/>
            <text:p>Tuto spravu mozeme ignorovat – nema ziaden vplyv na funkcnost zariadenia.</text:p>
            <text:p/>
            <text:p>-Kazdou minutou po nabootovani zvysuje spotrebu operacnej pamate – mozny memory leak</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text:span text:style-name="T3">asa-9.1.5.16_20141016</text:span></text:p>
            <text:p>asa-8.4.2_20110615</text:p>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10"><text:a xlink:href="https://nbctcp.wordpress.com/2015/07/02/unetlab-installation-on-esxi/" xlink:type="simple">https://nbctcp.wordpress.com/2015/07/02/unetlab-installation-on-esxi/</text:a></text:span></text:p>
            <text:p><text:span text:style-name="T5">(hladat klucove slovo “-to install asa”)</text:span></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ext:p><text:span text:style-name="T3">paloalto-PA-VM-ESX-7.0.1_20150620</text:span></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7">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text:span text:style-name="T3">fortinet-analyzer-FAZ-VM64-v5.2.6-build0753_20160317</text:span></text:p>
            <text:p><text:span text:style-name="T3">fortinet-fortigate-FGT-VM64-KVM-v5.6.1-build1484_20170727</text:span></text:p>
            <text:p><text:span text:style-name="T3">fortinet-fortimail-FML-VM64-KVM-v5.3-build593_20160413</text:span></text:p>
            <text:p>fortinet-fortigate-FGT-VM64-KVM-v5.2.3-build0670_20150318</text:p>
            <text:p>fortinet-fortigate-FGT-VM64-KVM-v5.2.5-build0701_20151203</text:p>
            <text:p>fortinet-fortigate-FGT-VM64-KVM-v5.4.3-build1111_20161220</text:p>
            <text:p>fortinet-fortimanager-FMG-VM64-v5.4.2-build1151_20161213</text:p>
            <text:p>fortinet-FOS_VM64_KVM-v5.6.1-build1484-FORTINET.out.kvm</text:p>
            <text:p><text:span text:style-name="T5">FGT_VM64_VMX-v5-build1486-FORTINET.out.ovf.zip (nefungoval)</text:span></text:p>
          </table:table-cell>
          <table:table-cell table:style-name="ce197" office:value-type="string" calcext:value-type="string">
            <text:p>QEMU</text:p>
          </table:table-cell>
          <table:table-cell table:style-name="ce208" office:value-type="string" calcext:value-type="string">
            <text:p>CLI</text:p>
            <text:p>admin/&lt;bez hesla&gt;</text:p>
            <text:p/>
            <text:p>WEB</text:p>
            <text:p>admin/admin</text:p>
          </table:table-cell>
          <table:table-cell table:style-name="ce197"/>
          <table:table-cell table:style-name="ce197" office:value-type="string" calcext:value-type="string">
            <text:p>telnet/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ext:p/>
            <text:p><text:span text:style-name="T5">-Pri “fortinet-fortimanager-FMG-VM64-v5.4.2-build1151_20161213” sa neustale vypisuje na terminal hlasenie “SHARED_INIT ERROR</text:span>”</text:p>
            <text:p/>
            <text:p>-Linky</text:p>
            <text:p><text:a xlink:href="http://www.cafecomredes.com.br/2015/10/" xlink:type="simple">http://www.cafecomredes.com.br/2015/10/</text:a></text:p>
            <text:p>(hladat “Fortigate”)</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8">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_20171120</text:p>
          </table:table-cell>
          <table:table-cell table:style-name="ce197" office:value-type="string" calcext:value-type="string">
            <text:p>QEMU</text:p>
          </table:table-cell>
          <table:table-cell table:style-name="ce197" office:value-type="string" calcext:value-type="string">
            <text:p>CLI</text:p>
            <text:p>&lt;bez hesla&gt;</text:p>
            <text:p/>
            <text:p>WEB</text:p>
            <text:p>admin/pfsense</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text:span text:style-name="T3">cpsg-R77-20_20140603</text:span></text:p>
            <text:p>cpsg-Check_Point_Install_and_Upgrade_R77.Gaia</text:p>
            <text:p>Cpsg-R77-10</text:p>
            <text:p><text:span text:style-name="T5">Cpsg-R77-20</text:span></text:p>
          </table:table-cell>
          <table:table-cell table:style-name="ce197" office:value-type="string" calcext:value-type="string">
            <text:p>QEMU</text:p>
          </table:table-cell>
          <table:table-cell table:style-name="ce197" office:value-type="string" calcext:value-type="string">
            <text:p>CLI (prihlasovacie udaje su v rovnakom poradi ako imidze)</text:p>
            <text:p/>
            <text:p>admin/CheckPoint</text:p>
            <text:p>admin/supp0rt</text:p>
            <text:p>admin/admin123</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2">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6">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text:span text:style-name="T3">csr1000v-universalk9.03.17.03.S.156-1.S3-std_20161121</text:span></text:p>
            <text:p>csr1000v-9.03.13.01.S</text:p>
            <text:p>csr1000v-universalk9_03.16.00.S_15.5.3S</text:p>
            <text:p>csr1000v-universalk9.03.17.00.S.156-1.S-std_20151125</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text:span text:style-name="T11">(</text:span>PRS2 semestralka<text:span text:style-name="T11">)</text:span></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0">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text:span text:style-name="T3">csr1000vng-universalk9.16.07.01-fuji-serial-console_20171120</text:span></text:p>
            <text:p>csr1000vng-universalk9.16.05.02-everest-serial-console</text:p>
            <text:p>csr1000vng-universalk9.16.06.02-everest-serial-console</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text:span text:style-name="T3">vios-adventerprisek9-m.vmdk.SPA.156-2.T_20160322</text:span></text:p>
            <text:p>vios-adventerprisek9-m-15.4-1.24-T0.29_20140321</text:p>
            <text:p>vios-adventerprise-m.vmdk.SPA.154-2.T</text:p>
            <text:p>vios-adventerprise-m.vmdk.SPA.154-3.M3</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ext:p/>
            <text:p>-Maximalny pocet rozhrani pre Cisco vIOS router je 15.</text:p>
            <text:p>-Rozhrania maju rychlost 1 GB/s</text:p>
            <text:p/>
            <text:p>-Linky:</text:p>
            <text:p><text:a xlink:href="https://learningnetwork.cisco.com/docs/DOC-30469" xlink:type="simple">https://learningnetwork.cisco.com/docs/DOC-30469</text:a></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6">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text:span text:style-name="T3">xrv-iosxrv-k9-demo-6.0.1_20160506</text:span></text:p>
            <text:p>xrv-IOSXRv5.3.2</text:p>
            <text:p>xrv-k9-5.3.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Linky</text:p>
            <text:p><text:a xlink:href="https://www.cisco.com/c/en/us/td/docs/routers/asr9000/software/asr9k_r6-0/general/release/notes/reln-601a9k.html" xlink:type="simple">https://www.cisco.com/c/en/us/td/docs/routers/asr9000/software/asr9k_r6-0/general/release/notes/reln-601a9k.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text:span text:style-name="T3">xrv9k-fullk9-x-6.2.25_20170928</text:span></text:p>
            <text:p><text:span text:style-name="T6">xrv9k-fullk9-x.vrr-6.2.25_20170928 (s podporou VRR – Virtual Route Reflector)</text:span></text:p>
            <text:p>xrv9k-fullk9-x-6.0.1_20160509</text:p>
            <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text:span text:style-name="T3">vsrx-12.1X47-D15.4-firefly-perimeter_20141112</text:span></text:p>
            <text:p><text:span text:style-name="T3">vsrx-12.1X47-D20.7-firefly-perimeter_20150303</text:span></text:p>
            <text:p>Vsrx-12.1X44-D10.4-domestic</text:p>
          </table:table-cell>
          <table:table-cell table:style-name="ce218" office:value-type="string" calcext:value-type="string">
            <text:p>QEMU</text:p>
          </table:table-cell>
          <table:table-cell table:style-name="ce208"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set root-authentication plain-text-password</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3">
          <table:table-cell table:style-name="ce197" office:value-type="string" calcext:value-type="string">
            <text:p>Juniper vSRX</text:p>
          </table:table-cell>
          <table:table-cell table:style-name="ce197" office:value-type="string" calcext:value-type="string">
            <text:p>JunOS 15.1</text:p>
          </table:table-cell>
          <table:table-cell table:style-name="ce26" office:value-type="string" calcext:value-type="string">
            <text:p><text:span text:style-name="T7">vsrxng-15.1X49-D20.2_20150913 (spusta sa rychlejsie)</text:span></text:p>
            <text:p><text:span text:style-name="T7">vsrxng-15.1X49-D80.4_20170323</text:span></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
            <text:p><text:span text:style-name="T5">-podporuje MPLS</text:span></text:p>
            <text:p><text:span text:style-name="T5">-vsrxng-15.1X49-D80.4_20170323 ma pravdepodobne memory leaky. lebo neustale rastie kazdou minutou o 2MB po prihlaseni</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Juniper Olive</text:p>
          </table:table-cell>
          <table:table-cell table:style-name="ce197" office:value-type="string" calcext:value-type="string">
            <text:p>JunOS 12.1</text:p>
          </table:table-cell>
          <table:table-cell table:style-name="ce26" office:value-type="string" calcext:value-type="string">
            <text:p>olive-12.1-R1-9_20120324</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4">
          <table:table-cell table:style-name="ce201" office:value-type="string" calcext:value-type="string">
            <text:p>Juniper vMX</text:p>
          </table:table-cell>
          <table:table-cell table:style-name="ce201" office:value-type="string" calcext:value-type="string">
            <text:p>JunOS 12.1</text:p>
          </table:table-cell>
          <table:table-cell table:style-name="ce201" office:value-type="string" calcext:value-type="string">
            <text:p>vmx-junos-12-1R1.9</text:p>
          </table:table-cell>
          <table:table-cell table:style-name="ce219" office:value-type="string" calcext:value-type="string">
            <text:p>QEMU</text:p>
          </table:table-cell>
          <table:table-cell table:style-name="ce55" office:value-type="string" calcext:value-type="string">
            <text:p>root/&lt;bez hesla&gt;</text:p>
            <text:p/>
            <text:p>-Na commit konfiguracnych zmien je potrebne heslo. Pre jednoduchost mozeme zadat heslo:</text:p>
            <text:p/>
            <text:p>root/juniper123</text:p>
          </table:table-cell>
          <table:table-cell table:style-name="ce212"/>
          <table:table-cell table:style-name="ce212" office:value-type="string" calcext:value-type="string">
            <text:p>telnet</text:p>
          </table:table-cell>
          <table:table-cell table:style-name="ce236" office:value-type="string" calcext:value-type="string">
            <text:p>✓</text:p>
          </table:table-cell>
          <table:table-cell table:style-name="ce248" office:value-type="string" calcext:value-type="string">
            <text:p>-Pridanie zariadenia</text:p>
            <text:p><text:a xlink:href="https://nbctcp.wordpress.com/2015/07/02/unetlab-installation-on-esxi/" xlink:type="simple">https://nbctcp.wordpress.com/2015/07/02/unetlab-installation-on-esxi/</text:a></text:p>
            <text:p>(hladat “-to install vmx”)</text:p>
            <text:p>-Dobry navod so zlymi parametrami</text:p>
            <text:p><text:span text:style-name="T10"><text:a xlink:href="http://nil.uniza.sk/network-simulation-and-modelling/unetlab/unified-network-lab-how-run-juniper-junos-vmx-141r1" xlink:type="simple">http://nil.uniza.sk/network-simulation-and-modelling/unetlab/unified-network-lab-how-run-juniper-junos-vmx-141r1</text:a></text:span></text:p>
            <text:p/>
            <text:p>-Heslo pre root ucet je NUTNE na commit – ulozenie konfiguracnych zmien</text:p>
            <text:p>-nepodporuje MPLS, rovnako ako Juniper Olive 12.1</text:p>
            <text:p/>
            <text:p><text:span text:style-name="T5">-treba pre istotu spravit viac pouzivatelskych uctov, inak sa nemusime prihlasit ako root po nastaveni commit hesla [login failed], a zostaneme vymknuty)</text:span></text:p>
            <text:p><text:span text:style-name="T5">-nepodporuje IS-IS</text:span></text:p>
            <text:p/>
            <text:p><text:span text:style-name="T5">-NEFUNGUJU ROZHRANIA!!! Rozhrania sa neobjavia vo vypise prikazu “show interfaces terse” (ani vtnet, ani em), nezavisle na pocte procesorov a operacnej pamate</text:span></text:p>
            <text:p/>
            <text:p>-Pokial spustanie zariadenia skonci pri “db&gt;” prikazovom riadku, zadame don prikaz</text:p>
            <text:p/>
            <text:p>cont </text:p>
            <text:p/>
            <text:p>Juniper sa restartuje a uspesne sa spusti.</text:p>
            <text:p/>
            <text:p>-V pripade, ze chceme Juniper restartovat, zadame prikaz “request system reboot”</text:p>
            <text:p/>
            <text:p>-Navody</text:p>
            <text:p><text:a xlink:href="https://kb.juniper.net/InfoCenter/index?page=content&amp;id=KB20635&amp;actp=METADATA" xlink:type="simple">https://kb.juniper.net/InfoCenter/index?page=content&amp;id=KB20635&amp;actp=METADATA</text:a></text:p>
            <text:p><text:a xlink:href="https://www.juniper.net/documentation/en_US/junos/topics/reference/command-summary/request-system-reboot.html" xlink:type="simple">https://www.juniper.net/documentation/en_US/junos/topics/reference/command-summary/request-system-reboot.html</text:a></text:p>
            <text:p/>
            <text:p>-Linky</text:p>
            <text:p><text:a xlink:href="https://lists.nongnu.org/archive/html/qemu-discuss/2013-01/msg00015.html" xlink:type="simple">https://lists.nongnu.org/archive/html/qemu-discuss/2013-01/msg00015.html</text:a></text:p>
          </table:table-cell>
          <table:table-cell table:style-name="ce219"/>
          <table:table-cell table:style-name="ce259" office:value-type="string" calcext:value-type="string">
            <text:p>OTESTOVAŤ!</text:p>
          </table:table-cell>
          <table:table-cell table:style-name="ce272"/>
          <table:table-cell table:style-name="ce236" office:value-type="string" calcext:value-type="string">
            <text:p>✓</text:p>
          </table:table-cell>
          <table:table-cell table:style-name="ce108"/>
          <table:table-cell table:style-name="ce236"/>
          <table:table-cell table:style-name="ce108"/>
          <table:table-cell table:style-name="ce212" table:number-columns-repeated="4"/>
          <table:table-cell table:style-name="ce236"/>
          <table:table-cell table:style-name="ce108"/>
          <table:table-cell table:style-name="ce212" table:number-columns-repeated="17"/>
          <table:table-cell table:style-name="ce286" table:number-columns-repeated="984"/>
          <table:table-cell table:style-name="ce291"/>
        </table:table-row>
        <table:table-row table:style-name="ro1">
          <table:table-cell table:style-name="ce197" office:value-type="string" calcext:value-type="string">
            <text:p>Juniper vMX</text:p>
          </table:table-cell>
          <table:table-cell table:style-name="ce197" office:value-type="string" calcext:value-type="string">
            <text:p>JunOS 14.1</text:p>
          </table:table-cell>
          <table:table-cell table:style-name="ce27" office:value-type="string" calcext:value-type="string">
            <text:p>vmx-14.1R1.10_20140607</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2.1</text:p>
          </table:table-cell>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Juniper vMX</text:p>
          </table:table-cell>
          <table:table-cell table:style-name="ce197" office:value-type="string" calcext:value-type="string">
            <text:p>JunOS 15.1</text:p>
          </table:table-cell>
          <table:table-cell table:style-name="ce26" office:value-type="string" calcext:value-type="string">
            <text:p>vmx-15.1F6.9_20160616</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4.1</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Juniper vMX VCP/VFP</text:p>
          </table:table-cell>
          <table:table-cell table:style-name="ce197" office:value-type="string" calcext:value-type="string">
            <text:p>JunOS 15.1</text:p>
          </table:table-cell>
          <table:table-cell table:style-name="ce28" office:value-type="string" calcext:value-type="string">
            <text:p><text:span text:style-name="T8">vmxvcp-15.1F6.9_201606161</text:span></text:p>
            <text:p><text:span text:style-name="T8">vmxvfp-15.1F6.9_20160616</text:span></text:p>
          </table:table-cell>
          <table:table-cell table:style-name="ce218" office:value-type="string" calcext:value-type="string">
            <text:p>QEMU</text:p>
          </table:table-cell>
          <table:table-cell table:style-name="ce223" office:value-type="string" calcext:value-type="string">
            <text:p><text:span text:style-name="T5">VCP: root/&lt;bez hesla&gt;</text:span></text:p>
            <text:p><text:span text:style-name="T5">VFP: root/root</text:span></text:p>
            <text:p/>
            <text:p><text:span text:style-name="T5">-Na commit konfiguracnych zmien je potrebne heslo. Pre jednoduchost mozeme zadat heslo (na VCP):</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7.3 VCP/VFP</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Juniper vMX</text:p>
          </table:table-cell>
          <table:table-cell table:style-name="ce197" office:value-type="string" calcext:value-type="string">
            <text:p>JunOS 17.3</text:p>
          </table:table-cell>
          <table:table-cell table:style-name="ce26" office:value-type="string" calcext:value-type="string">
            <text:p>vmx-17.3R1.10_20170731</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odporuje Seamless MPLS</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5">
          <table:table-cell table:style-name="ce197" office:value-type="string" calcext:value-type="string">
            <text:p>Juniper vMX VCP/VFP</text:p>
          </table:table-cell>
          <table:table-cell table:style-name="ce197" office:value-type="string" calcext:value-type="string">
            <text:p>JunOS 17.3</text:p>
          </table:table-cell>
          <table:table-cell table:style-name="ce27" office:value-type="string" calcext:value-type="string">
            <text:p><text:span text:style-name="T7">vmxvcp-17.3R1.10_20170731</text:span></text:p>
            <text:p><text:span text:style-name="T7">vmxvfp-17.3R1.10_20170731</text:span></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5">-Na commit konfiguracnych zmien je potrebne heslo. Pre jednoduchost mozeme zadat heslo (na VCP):</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 ALE AZ POTOM, CO SA OBJAVIA ROZHRANIA VO VYSTUPE PRIKAZU “show interfaces terse”:</text:p>
            <text:p/>
            <text:p>edit </text:p>
            <text:p>delete chassis auto-image-upgrade</text:p>
            <text:p>commit </text:p>
            <text:p/>
            <text:p>Ak nam nepojde urobit ‘commit’, zadame prikazy</text:p>
            <text:p/>
            <text:p>set system root-authentication plain-text-password</text:p>
            <text:p>commit </text:p>
            <text:p/>
            <text:p>-Po chvili necinnosti konzola zamrzne. Zatvorenim a znovu otvorenim terminalu/telnet relacie sa konzola “zobudi”</text:p>
            <text:p/>
            <text:p>-platform_set_re_misc_properties_common: renaming em0 -&gt; fxp0</text:p>
            <text:p>(zaujimave)</text:p>
            <text:p/>
            <text:p>-Tipy a triky</text:p>
            <text:p><text:a xlink:href="http://noshut.ru/2015/09/how-to-run-juniper-vmx-in-unetlab/" xlink:type="simple">http://noshut.ru/2015/09/how-to-run-juniper-vmx-in-unetlab/</text:a></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6">
          <table:table-cell table:style-name="ce197" office:value-type="string" calcext:value-type="string">
            <text:p>Nokia vSR 7750</text:p>
          </table:table-cell>
          <table:table-cell table:style-name="ce197" office:value-type="string" calcext:value-type="string">
            <text:p>Alcaatel-Lucent TiMOS</text:p>
          </table:table-cell>
          <table:table-cell table:style-name="ce206" office:value-type="string" calcext:value-type="string">
            <text:p><text:span text:style-name="T6">timos-B-13.0.R4_ver1_20150729</text:span></text:p>
            <text:p><text:span text:style-name="T6">timos-C-14.0.R6_ver1_20162111</text:span></text:p>
            <text:p><text:span text:style-name="T6">timoscpm-B-13.0.R4_ver1_20150729</text:span></text:p>
            <text:p><text:span text:style-name="T6">timoscpm-C-14.0.R6_ver1_20162111</text:span></text:p>
            <text:p><text:span text:style-name="T6">timosiom-B-13.0.R4_ver1_20150729</text:span></text:p>
            <text:p><text:span text:style-name="T6">timosiom-C-14.0.R6_ver1_20162111</text:span></text:p>
            <text:p><text:span text:style-name="T5">timos-12.0.R6</text:span></text:p>
            <text:p><text:span text:style-name="T5">timos-B-13.0.R1</text:span></text:p>
            <text:p><text:span text:style-name="T5">timos-B-13.0.R4_ver2_20150729</text:span></text:p>
            <text:p><text:span text:style-name="T5">timos-C-13.0.R1_20150227</text:span></text:p>
            <text:p><text:span text:style-name="T5">timos-C-14.0.R6_ver2_20162111</text:span></text:p>
            <text:p><text:span text:style-name="T5">timoscpm-B-13.0.R1</text:span></text:p>
            <text:p><text:span text:style-name="T5">timoscpm-B-13.0.R4_ver2_20150729</text:span></text:p>
            <text:p><text:span text:style-name="T5">timoscpm-C-13.0.R1_20150227</text:span></text:p>
            <text:p><text:span text:style-name="T5">timoscpm-C-14.0.R6_ver2_20162111</text:span></text:p>
            <text:p><text:span text:style-name="T5">timosiom-B-13.0.R1</text:span></text:p>
            <text:p><text:span text:style-name="T5">timosiom-B-13.0.R4_ver2_20150729</text:span></text:p>
            <text:p><text:span text:style-name="T5">timosiom-C-13.0.R1_20150227</text:span></text:p>
            <text:p><text:span text:style-name="T5">timosiom-C-14.0.R6_ver2_20162111</text:span></text:p>
            <text:p><text:span text:style-name="T5">timos-B-13.0.R1</text:span></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
            <text:p>-UPOZORNENIE!!! NOKIA VSR ROUTRE SU BEZ LICENCIE, COHO DOSLEDKOM JE, ZE SA RESTARTUJU KAZDU HODINU! JE DOLEZITE UKLADAT SI KONFIGURACIU PRIEBEZNE PRIKAZOM</text:p>
            <text:p/>
            <text:p>“admin save”</text:p>
            <text:p/>
            <text:p>-Mozeme pridat aj ako jeden uzol “Nokia VSR-I” alebo ako ”control” a “forwarding” vrstvu (CPM a IOM)</text:p>
            <text:p><text:span text:style-name="T12">-EVE-ng odporuca pridavat novsie verzie (14+) Nokia vSR ako sklada z CPM a IOM casti, lebo ak ho pridame ako jeden uzol (VSR-I), potom sa zacykli (neustale sa bude restartovat). P</text:span><text:span text:style-name="T13">reto do projektu pridame CPM aj IOM uzol, ktore prepojime pomocou “SF” (Switching Fabric) rozhrania. </text:span></text:p>
            <text:p>-Konfigurujeme a na konzolu sa pripajame do CPM uzla.</text:p>
            <text:p>-IOM uzol sluzi na prepajanie s dalsimi uzlami,</text:p>
            <text:p/>
            <text:p>-Nokia (timos resp. timoscpm) sa stazuje, ze ma iba jedno CPU, a ze kvoli tomu nemusia niektore funkcie pracovat spravne.</text:p>
            <text:p/>
            <text:p>Running in a KVM/QEMU virtual machine</text:p>
            <text:p> sysSmpDisabled WARNING: #######################################################</text:p>
            <text:p> sysSmpDisabled WARNING: Simulating a multicore board on a single core simulator</text:p>
            <text:p> sysSmpDisabled WARNING: Some features will behave differently</text:p>
            <text:p> sysSmpDisabled WARNING: * SMP is not being simulated</text:p>
            <text:p> sysSmpDisabled WARNING: * not running 64-bit architecture</text:p>
            <text:p> sysSmpDisabled WARNING: #######################################################</text:p>
            <text:p/>
            <text:p>Preto sa router spusti v 32 bitovom mode, namiesto 64 bitoveho</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17">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text:span text:style-name="T3">mikrotik-chr-6.41.1_20180202</text:span></text:p>
            <text:p>mikrotik-6.38.1</text:p>
            <text:p>mikrotik-chr-6.40.5_20171107</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text:span text:style-name="T5">Mozeme stiahnut aj z oficialnej stranky</text:span></text:p>
            <text:p><text:span text:style-name="T10"><text:a xlink:href="https://mikrotik.com/download/archive" xlink:type="simple">https://mikrotik.com/download/archive</text:a></text:span></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6">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text:span text:style-name="T3">hpvsr-7.10.R0204P01_20150202</text:span></text:p>
            <text:p><text:span text:style-name="T3">hpvsr-VSR1000_HPE-CMW710-R0327L01-X64_20170631</text:span></text:p>
            <text:p>hpvsr-VSR1000_HPE-CMW710-E0518-X64</text:p>
            <text:p>hpvsr-VSR1000_HPE-CMW710-R0204P01-X64_20150202</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 z oficialnej stranky</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POZOR! V priprade, ze pouzivame Vinagre ako VNC viewer, musime vypnut klavesove skratky: View -&gt; odskrtneme “Keyboard shortcuts”</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7">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text:span text:style-name="T3">vyos-1.1.8-amd64_20171111</text:span></text:p>
            <text:p>vyos-117</text:p>
            <text:p>vyos-1.1.8-amd64-vnc</text:p>
          </table:table-cell>
          <table:table-cell table:style-name="ce218" office:value-type="string" calcext:value-type="string">
            <text:p>QEMU</text:p>
          </table:table-cell>
          <table:table-cell table:style-name="ce208" office:value-type="string" calcext:value-type="string">
            <text:p>vyos/vyos</text:p>
          </table:table-cell>
          <table:table-cell table:style-name="ce208"/>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Da sa stiahnut z oficialnej stranky</text:p>
            <text:p><text:a xlink:href="https://vyos.io/" xlink:type="simple">https://vyos.io/</text:a></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8">
          <table:table-cell table:style-name="ce197" office:value-type="string" calcext:value-type="string">
            <text:p>F5 BIG-IP</text:p>
          </table:table-cell>
          <table:table-cell table:style-name="ce197" office:value-type="string" calcext:value-type="string">
            <text:p>BIG-IP 11</text:p>
            <text:p><text:span text:style-name="T2">BIG-IP 12</text:span></text:p>
          </table:table-cell>
          <table:table-cell table:style-name="ce197" office:value-type="string" calcext:value-type="string">
            <text:p><text:span text:style-name="T3">bigip-12.0.0-2_20150821</text:span></text:p>
            <text:p><text:span text:style-name="T3">bigip-12.1.2-configured_20161130</text:span></text:p>
            <text:p>bigip-11.5.1_20140312</text:p>
            <text:p>bigip-BIGIP-11.5.3.2.10.196.ALL-scsi</text:p>
            <text:p>bigip-BIGIP-12.1.2.0.0.249 </text:p>
            <text:p><text:span text:style-name="T5">BIGIP-11.5.3.2.10.196.ALL-scsi.ova</text:span></text:p>
            <text:p><text:span text:style-name="T5">BIGIP-12.1.2.0.0.249.iso</text:span></text:p>
            <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9">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text:p>
            <text:p>=&gt; AlteonOS-30-5-0-0.ova</text:p>
            <text:p>=&gt; <text:span text:style-name="T3">alteon-AlteonOS-30-5-0-0_20160511</text:span></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Da sa stiahnut aj z oficialnej stranky</text:p>
            <text:p><text:span text:style-name="T10"><text:a xlink:href="https://www.radware.com/resources/softwaredownloads/network-admin-software/" xlink:type="simple">https://www.radware.com/resources/softwaredownloads/network-admin-software/</text:a></text:span></text:p>
            <text:p>resp. </text:p>
            <text:p><text:span text:style-name="T10"><text:a xlink:href="https://www.radware.com/resources/softwaredownloads/networkadminsoftware-lpc-6442457848/" xlink:type="simple">https://www.radware.com/resources/softwaredownloads/networkadminsoftware-lpc-6442457848/</text:a></text:span></text:p>
            <text:p>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2"><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0">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text:p>
            <text:p>=&gt; Vision_with_APM_3_60_00_Vmware_1139_prod.ova</text:p>
            <text:p><text:span text:style-name="T5">=&gt; alteon-Vision-with-APM-3.60.00.Vmware_1139_prod</text:span></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2">-Pridanie zariadenie (podobne ako pri Palo Alto)</text:span></text:p>
            <text:p><text:span text:style-name="T2">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0">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text:span text:style-name="T3">prime-PI-VA-3.2.0.0.258_merged_20170620</text:span></text:p>
            <text:p>prime-PI-VA-3.2.0.0.258</text:p>
            <text:p>prime-PI-VA-3.2.0.0.258-configured</text:p>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2">-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ext:p/>
            <text:p>-Linky</text:p>
            <text:p><text:a xlink:href="https://www.cisco.com/c/en/us/td/docs/net_mgmt/prime/infrastructure/3-2/release/notes/cpi_rn.html" xlink:type="simple">https://www.cisco.com/c/en/us/td/docs/net_mgmt/prime/infrastructure/3-2/release/notes/cpi_rn.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1">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text:span text:style-name="T3">cumulus-linux-3.5.2-vx-amd64-vmware_20180123</text:span></text:p>
            <text:p>cumulus-linux-3.5.0-vx-amd64-vmware</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10"><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ext:p/>
            <text:p>-Linky</text:p>
            <text:p><text:a xlink:href="https://support.cumulusnetworks.com/hc/en-us/articles/115015782767-Cumulus-VX-3-5-Release-Notes" xlink:type="simple">https://support.cumulusnetworks.com/hc/en-us/articles/115015782767-Cumulus-VX-3-5-Release-Notes</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26" office:value-type="string" calcext:value-type="string">
            <text:p>nsvpx-10.5.55.8_20150126</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2">nrecover/nsroot </text:span></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1">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text:span text:style-name="T6">vwlc-8.1.111_20150725 – funguje</text:span></text:p>
            <text:p>AIR-CTVM-K9-8-1-102-0.rar - nefunguje</text:p>
            <text:p>AIR_CTVM_LARGE-K9_8_3_102_0.ova – nefunguje</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pre “Administrative User Name”zvolit napr.:</text:p>
            <text:p>admin </text:p>
            <text:p>a ako heslo</text:p>
            <text:p>vWLC123</text:p>
            <text:p>t.j.</text:p>
            <text:p>admin/vWLC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do QEMU adresara v EVE.ng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Zariadeniu chvilku trva, kym zacne nieco vypisovat na konzolu. Potom vykoname uvodne nastavenia.</text:p>
            <text:p/>
            <text:p>-Linky</text:p>
            <text:p><text:a xlink:href="https://www.cisco.com/c/en/us/td/docs/wireless/controller/release/notes/crn81mr1.html" xlink:type="simple">https://www.cisco.com/c/en/us/td/docs/wireless/controller/release/notes/crn81mr1.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5">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26" office:value-type="string" calcext:value-type="string">
            <text:p>cips-7.0.8_2012051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Cisco vWAAS</text:p>
          </table:table-cell>
          <table:table-cell table:style-name="ce197" office:value-type="string" calcext:value-type="string">
            <text:p>Cisco vWAAS 5.5.3</text:p>
          </table:table-cell>
          <table:table-cell table:style-name="ce26" office:value-type="string" calcext:value-type="string">
            <text:p>vwaas-5.5.3-b59_20150415 </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26" office:value-type="string" calcext:value-type="string">
            <text:p>a10-vThunder_410_P3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2">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2">
          <table:table-cell table:style-name="ce201" office:value-type="string" calcext:value-type="string">
            <text:p>Cisco Firepower</text:p>
          </table:table-cell>
          <table:table-cell table:style-name="ce201"/>
          <table:table-cell table:style-name="ce201" office:value-type="string" calcext:value-type="string">
            <text:p>firepower-DEFC-5.4.0-763_datum</text:p>
            <text:p>firepower-NGIPS-5.4.0-763_datum</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Cisco Firepower 6</text:p>
          </table:table-cell>
          <table:table-cell table:style-name="ce201"/>
          <table:table-cell table:style-name="ce201" office:value-type="string" calcext:value-type="string">
            <text:p>firepower6-FMC-6.2.0-362_datum</text:p>
            <text:p>firepower6-FTD-6.2.0-362_datum</text:p>
            <text:p>firepower6-NGIPS-6.1.0-330_datum</text:p>
            <text:p>firepower6-NGIPS-6.2.0-362_datum</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dockerui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shipyard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DSM</text:p>
          </table:table-cell>
          <table:table-cell table:style-name="ce201" office:value-type="string" calcext:value-type="string">
            <text:p>EVE-ng Plus + vlastna sablona</text:p>
          </table:table-cell>
          <table:table-cell table:style-name="ce201" office:value-type="string" calcext:value-type="string">
            <text:p>dsm-5.2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office:value-type="string" calcext:value-type="string">
            <text:p>Hillstone SG6000</text:p>
          </table:table-cell>
          <table:table-cell table:style-name="ce201" office:value-type="string" calcext:value-type="string">
            <text:p>EVE-ng Plus + vlastna sablona</text:p>
          </table:table-cell>
          <table:table-cell office:value-type="string" calcext:value-type="string">
            <text:p>hillstone-sg6000</text:p>
          </table:table-cell>
          <table:table-cell table:style-name="ce194" office:value-type="string" calcext:value-type="string">
            <text:p>QEMU</text:p>
          </table:table-cell>
          <table:table-cell table:style-name="ce56"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2"/>
        </table:table-row>
        <table:table-row table:style-name="ro32">
          <table:table-cell table:style-name="ce201" office:value-type="string" calcext:value-type="string">
            <text:p>Huawei USG6000V</text:p>
          </table:table-cell>
          <table:table-cell table:style-name="ce201" office:value-type="string" calcext:value-type="string">
            <text:p>EVE-ng Plus + vlastna sablona</text:p>
          </table:table-cell>
          <table:table-cell table:style-name="ce201" office:value-type="string" calcext:value-type="string">
            <text:p>USG6000V.zip - nefunguje</text:p>
            <text:p>huaweiusg6kv-usg – funguje, ale neviem prihlasovacie udaje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text:span text:style-name="T5">-USG6000V.zip sa v</text:span>ypol pocas spustania aj v EVE-ng aj vo VirtualBoxe</text:p>
            <text:p>-dalsi imidz sa sice spusti, ale 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Ikuai</text:p>
          </table:table-cell>
          <table:table-cell table:style-name="ce201" office:value-type="string" calcext:value-type="string">
            <text:p>EVE-ng Plus + vlastna sablona</text:p>
          </table:table-cell>
          <table:table-cell table:style-name="ce201" office:value-type="string" calcext:value-type="string">
            <text:p>Ikuai-8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Nagios</text:p>
          </table:table-cell>
          <table:table-cell table:style-name="ce201" office:value-type="string" calcext:value-type="string">
            <text:p>EVE-ng Plus + vlastna sablona</text:p>
          </table:table-cell>
          <table:table-cell table:style-name="ce201" office:value-type="string" calcext:value-type="string">
            <text:p>nagios-5.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OpenE</text:p>
          </table:table-cell>
          <table:table-cell table:style-name="ce201" office:value-type="string" calcext:value-type="string">
            <text:p>EVE-ng Plus + vlastna sablona</text:p>
          </table:table-cell>
          <table:table-cell table:style-name="ce201" office:value-type="string" calcext:value-type="string">
            <text:p>opene-7.0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OpenStack</text:p>
          </table:table-cell>
          <table:table-cell table:style-name="ce201" office:value-type="string" calcext:value-type="string">
            <text:p>EVE-ng Plus + vlastna sablona</text:p>
          </table:table-cell>
          <table:table-cell table:style-name="ce201" office:value-type="string" calcext:value-type="string">
            <text:p>openstack-newton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OpwnWRT</text:p>
          </table:table-cell>
          <table:table-cell table:style-name="ce201" office:value-type="string" calcext:value-type="string">
            <text:p>EVE-ng Plus + vlastna sablona</text:p>
          </table:table-cell>
          <table:table-cell table:style-name="ce201" office:value-type="string" calcext:value-type="string">
            <text:p>openwrt-latest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Panabit</text:p>
          </table:table-cell>
          <table:table-cell table:style-name="ce201" office:value-type="string" calcext:value-type="string">
            <text:p>EVE-ng Plus + vlastna sablona</text:p>
          </table:table-cell>
          <table:table-cell table:style-name="ce201" office:value-type="string" calcext:value-type="string">
            <text:p>panabit-v17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Seafile</text:p>
          </table:table-cell>
          <table:table-cell table:style-name="ce201" office:value-type="string" calcext:value-type="string">
            <text:p>EVE-ng Plus + vlastna sablona</text:p>
          </table:table-cell>
          <table:table-cell table:style-name="ce201" office:value-type="string" calcext:value-type="string">
            <text:p>seafile-6.0.9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Zabbix</text:p>
          </table:table-cell>
          <table:table-cell table:style-name="ce201" office:value-type="string" calcext:value-type="string">
            <text:p>EVE-ng Plus + vlastna sablona</text:p>
          </table:table-cell>
          <table:table-cell table:style-name="ce201" office:value-type="string" calcext:value-type="string">
            <text:p>zabbix-3.0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office:value-type="string" calcext:value-type="string">
            <text:p>Koncove zariadenia</text:p>
          </table:table-cell>
          <table:table-cell table:style-name="ce199"/>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7" office:value-type="string" calcext:value-type="string">
            <text:p>VPCS</text:p>
          </table:table-cell>
          <table:table-cell table:style-name="ce197" office:value-type="string" calcext:value-type="string">
            <text:p>Virtual PC Simulator</text:p>
          </table:table-cell>
          <table:table-cell table:style-name="ce208" office:value-type="string" calcext:value-type="string">
            <text:p>VPCS</text:p>
          </table:table-cell>
          <table:table-cell table:style-name="ce218" office:value-type="string" calcext:value-type="string">
            <text:p>CPU (bez virtualizácie)</text:p>
          </table:table-cell>
          <table:table-cell table:style-name="ce208"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Nastavenie IP adresy</text:p>
          </table:table-cell>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0">
          <table:table-cell table:style-name="ce197" office:value-type="string" calcext:value-type="string">
            <text:p>Linux</text:p>
          </table:table-cell>
          <table:table-cell table:style-name="ce197" office:value-type="string" calcext:value-type="string">
            <text:p>Debian 9.3.0 x64 XFCE</text:p>
          </table:table-cell>
          <table:table-cell table:style-name="ce197" office:value-type="string" calcext:value-type="string">
            <text:p>debian-9.3.0-amd64-netinst.iso</text:p>
            <text:p>=&gt; <text:span text:style-name="T3">linux-debian-9.3.0-x64-xfce_20171209</text:span></text:p>
          </table:table-cell>
          <table:table-cell table:style-name="ce218" office:value-type="string" calcext:value-type="string">
            <text:p>QEMU</text:p>
          </table:table-cell>
          <table:table-cell table:style-name="ce208" office:value-type="string" calcext:value-type="string">
            <text:p>root/linux kernel</text:p>
            <text:p>user/linux kernel</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Nainstalovane balicky</text:p>
            <text:p>sudo aptitude bash-completion wireshark wireshark-qt</text:p>
            <text:p/>
            <text:p>-pouzivatelske konto bolo pridane do skupin “sudo” a “wireshark”</text:p>
            <text:p/>
            <text:p>gpasswd -a user sudo</text:p>
            <text:p><text:span text:style-name="T5">gpasswd -a user wireshark</text:span></text:p>
            <text:p/>
            <text:p><text:span text:style-name="T5">-Na zaciatku som dal virtualke 100 GB disk. Trvalo by skoro 2 dni, kym by som ho odoslal na server. Preto som sa ho rozhodol zmensit prikazmi na</text:span></text:p>
            <text:p/>
            <text:p><text:span text:style-name="T10"><text:a xlink:href="https://pve.proxmox.com/wiki/Shrink_Qcow2_Disk_Files" xlink:type="simple">https://pve.proxmox.com/wiki/Shrink_Qcow2_Disk_Files</text:a></text:span></text:p>
            <text:p><text:span text:style-name="T5">(hladat “Shrink the Disk File”)</text:span></text:p>
            <text:p><text:span text:style-name="T5">Kvoli lepsiemu vykonu virtualky som pouzil nekomprimujuci sposob konverzie prikazom</text:span></text:p>
            <text:p/>
            <text:p><text:span text:style-name="T5">sudo qemu-img convert -O qcow2 image.qcow2_backup image.qcow2</text:span></text:p>
            <text:p/>
            <text:p><text:span text:style-name="T5">mv debian.qcow2 debian.qcow2.backup</text:span></text:p>
            <text:p><text:span text:style-name="T5">sudo qemu-img convert -O qcow2 debian.qcow2.backup hda.qcow2</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Linux</text:p>
          </table:table-cell>
          <table:table-cell table:style-name="ce197" office:value-type="string" calcext:value-type="string">
            <text:p>Alpine 3.7.0 CLI</text:p>
          </table:table-cell>
          <table:table-cell table:style-name="ce26" office:value-type="string" calcext:value-type="string">
            <text:p>linux-alpine-virt-3.7.0-x86</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16">
          <table:table-cell table:style-name="ce197" office:value-type="string" calcext:value-type="string">
            <text:p>Linux Ostinato</text:p>
          </table:table-cell>
          <table:table-cell table:style-name="ce197" office:value-type="string" calcext:value-type="string">
            <text:p>Linux Ostinato 8.0</text:p>
          </table:table-cell>
          <table:table-cell table:style-name="ce26"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14">adresari /opt/unetlab/addons/qemu/</text:span></text:p>
            <text:p/>
            <text:p><text:span text:style-name="T5">-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17">
          <table:table-cell table:style-name="ce197" office:value-type="string" calcext:value-type="string">
            <text:p>Linux Netem</text:p>
          </table:table-cell>
          <table:table-cell table:style-name="ce197" office:value-type="string" calcext:value-type="string">
            <text:p>Netem 2.0.3-61</text:p>
          </table:table-cell>
          <table:table-cell table:style-name="ce26" office:value-type="string" calcext:value-type="string">
            <text:p><text:span text:style-name="T9">netem 2.0.3-61 </text:span><text:span text:style-name="T7">(z balicka “eve-ng-addons-netem”) </text:span></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5">-Po pridani zariadenia do EVE-ng servera sa vytvori adresar s nazvom “linux-netem” v adresari /opt/unetlab/addons/qemu/</text:span></text:p>
            <text:p/>
            <text:p>-Do topologie pridame zariadenie cez sablonu “Linux”</text:p>
            <text:p>  -Image: “linux-netem”</text:p>
            <text:p>  -Console: telnet</text:p>
            <text:p/>
            <text:p>-Graficky webovy frontend ku NETEM</text:p>
            <text:p><text:a xlink:href="https://www.reddit.com/r/linux/comments/3hgkzl/simple_web_ui_to_help_simulate_poor_network/" xlink:type="simple">https://www.reddit.com/r/linux/comments/3hgkzl/simple_web_ui_to_help_simulate_poor_network/</text:a></text:p>
            <text:p><text:a xlink:href="https://github.com/codekoala/network-shaper" xlink:type="simple">https://github.com/codekoala/network-shaper</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1">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56" office:value-type="string" calcext:value-type="string">
            <text:p>cloud/cloud</text:p>
          </table:table-cell>
          <table:table-cell table:style-name="ce56"/>
          <table:table-cell table:style-name="ce56"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56" office:value-type="string" calcext:value-type="string">
            <text:p>cloud/cloud</text:p>
          </table:table-cell>
          <table:table-cell table:style-name="ce56"/>
          <table:table-cell table:style-name="ce56"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56" office:value-type="string" calcext:value-type="string">
            <text:p>cloud/cloud</text:p>
          </table:table-cell>
          <table:table-cell table:style-name="ce56"/>
          <table:table-cell table:style-name="ce56"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32">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56" office:value-type="string" calcext:value-type="string">
            <text:p>&lt;bez hesla&gt;</text:p>
          </table:table-cell>
          <table:table-cell table:style-name="ce56"/>
          <table:table-cell table:style-name="ce56" office:value-type="string" calcext:value-type="string">
            <text:p>vnc</text:p>
          </table:table-cell>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9">
          <table:table-cell table:style-name="ce9" office:value-type="string" calcext:value-type="string">
            <text:p>Windows</text:p>
          </table:table-cell>
          <table:table-cell table:style-name="ce9" office:value-type="string" calcext:value-type="string">
            <text:p>Windows 10 Pro x86</text:p>
          </table:table-cell>
          <table:table-cell table:style-name="ce29" office:value-type="string" calcext:value-type="string">
            <text:p><text:span text:style-name="T7">Win10_1709_EnglishInternational_x32.iso</text:span></text:p>
            <text:p><text:span text:style-name="T7">=&gt; win-10-pro-x86-1709_20170930</text:span></text:p>
          </table:table-cell>
          <table:table-cell table:style-name="ce39" office:value-type="string" calcext:value-type="string">
            <text:p>QEMU</text:p>
          </table:table-cell>
          <table:table-cell table:style-name="ce47" office:value-type="string" calcext:value-type="string">
            <text:p>student/KisFriUniza</text:p>
          </table:table-cell>
          <table:table-cell table:style-name="ce47"/>
          <table:table-cell table:style-name="ce47" office:value-type="string" calcext:value-type="string">
            <text:p>vnc/rdp</text:p>
          </table:table-cell>
          <table:table-cell table:style-name="ce59" office:value-type="string" calcext:value-type="string">
            <text:p>✓</text:p>
          </table:table-cell>
          <table:table-cell table:style-name="ce75" office:value-type="string" calcext:value-type="string">
            <text:p><text:span text:style-name="T5">-Pridanie zariadenia</text:span></text:p>
            <text:p>./eve_ng/08_9_vytvorenie_windows_10_kvm_virtualky_s_virtio_ovladacmi-CIASTOCNY_NEUSPECH.txt</text:p>
            <text:p/>
            <text:p><text:span text:style-name="T5">-Legalny a aktivovany Windows klucom z mojho DreamSpark uctu</text:span></text:p>
            <text:p><text:span text:style-name="T5">-Windows optimalizovany na minimalizaciu spotreby operacnej pamate a diskovych operacii</text:span></text:p>
            <text:p><text:span text:style-name="T5">-Nainstalovane VIRTIO ovladace pre vyssi vykon disku, sietovych zariadeni a celkovy vykon systemu</text:span></text:p>
            <text:p><text:span text:style-name="T10"><text:a xlink:href="https://forum.proxmox.com/threads/differences-between-ide-virtio-scsi.8356/" xlink:type="simple">https://forum.proxmox.com/threads/differences-between-ide-virtio-scsi.8356/</text:a></text:span></text:p>
            <text:p><text:span text:style-name="T5">-Paging file (stranovaci subor) vypnuty, kvoli zvyseniu vykonu pri narocnejsich aplikaciach</text:span></text:p>
            <text:p><text:span text:style-name="T5">-Nainstalovane programy</text:span></text:p>
            <text:p><text:span text:style-name="T5">Firefox, Java JRE, VLC, Wireshark</text:span></text:p>
            <text:p/>
            <text:p><text:span text:style-name="T5">-RDP NA VSETKYCH WINDOWSOCH SA MUSI ZAPNUT EXPLICITNE!! VNC bude fungovat stale.</text:span></text:p>
            <text:p/>
            <text:p><text:span text:style-name="T5">Ale nespusti sa – zasekne sa na bootovacej obrazovke</text:span></text:p>
          </table:table-cell>
          <table:table-cell table:style-name="ce39"/>
          <table:table-cell table:style-name="ce86" office:value-type="string" calcext:value-type="string">
            <text:p>VYTVORIT IMIDZ!</text:p>
          </table:table-cell>
          <table:table-cell table:style-name="ce102"/>
          <table:table-cell table:style-name="ce59"/>
          <table:table-cell table:style-name="ce39"/>
          <table:table-cell table:style-name="ce59"/>
          <table:table-cell table:style-name="ce39"/>
          <table:table-cell table:style-name="ce47" table:number-columns-repeated="4"/>
          <table:table-cell table:style-name="ce59"/>
          <table:table-cell table:style-name="ce39"/>
          <table:table-cell table:style-name="ce47" table:number-columns-repeated="17"/>
          <table:table-cell table:style-name="ce122" table:number-columns-repeated="984"/>
          <table:table-cell table:style-name="ce127"/>
        </table:table-row>
        <table:table-row table:style-name="ro1">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76" office:value-type="string" calcext:value-type="string">
            <text:p>funguje, ale ma skarede ikonky</text:p>
          </table:table-cell>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table:number-columns-repeated="2"/>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4"/>
          <table:table-cell table:style-name="ce203"/>
          <table:table-cell table:style-name="ce194" table:number-columns-repeated="2"/>
          <table:table-cell table:style-name="ce56" table:number-columns-repeated="3"/>
          <table:table-cell table:style-name="ce67"/>
          <table:table-cell/>
          <table:table-cell table:style-name="ce194"/>
          <table:table-cell table:number-columns-repeated="2"/>
          <table:table-cell table:style-name="ce67"/>
          <table:table-cell table:style-name="ce226"/>
          <table:table-cell table:style-name="ce194"/>
          <table:table-cell table:style-name="ce226"/>
          <table:table-cell table:number-columns-repeated="4"/>
          <table:table-cell table:style-name="ce194"/>
          <table:table-cell table:style-name="ce226"/>
          <table:table-cell table:number-columns-repeated="1002"/>
        </table:table-row>
        <table:table-row table:style-name="ro1">
          <table:table-cell table:number-columns-repeated="6"/>
          <table:table-cell table:style-name="ce226"/>
          <table:table-cell table:number-columns-repeated="1017"/>
        </table:table-row>
        <table:table-row table:style-name="ro1">
          <table:table-cell table:style-name="ce10"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style-name="ce15"/>
          <table:table-cell table:style-name="ce22"/>
          <table:table-cell table:style-name="ce33" table:number-columns-repeated="3"/>
          <table:table-cell table:style-name="ce37"/>
          <table:table-cell table:style-name="ce33"/>
          <table:table-cell table:style-name="ce65"/>
          <table:table-cell table:style-name="ce33" table:number-columns-repeated="2"/>
          <table:table-cell table:style-name="ce87"/>
          <table:table-cell table:style-name="ce33"/>
          <table:table-cell table:style-name="ce93" table:number-columns-repeated="26"/>
          <table:table-cell table:style-name="ce23" table:number-columns-repeated="984"/>
          <table:table-cell table:style-name="ce15"/>
        </table:table-row>
        <table:table-row table:style-name="ro1">
          <table:table-cell table:style-name="ce10" office:value-type="string" calcext:value-type="string">
            <text:p><text:span text:style-name="T1">Pre vyhladanie Juniper zariadeni podla podporovanej funkcionality vid link </text:span><text:span text:style-name="T1"><text:a xlink:href="https://apps.juniper.net/feature-explorer/" xlink:type="simple">https://apps.juniper.net/feature-explorer/</text:a></text:span></text:p>
          </table:table-cell>
          <table:table-cell table:style-name="ce16"/>
          <table:table-cell table:style-name="ce23" table:number-columns-repeated="2"/>
          <table:table-cell table:style-name="ce37" table:number-columns-repeated="3"/>
          <table:table-cell table:style-name="ce49"/>
          <table:table-cell table:style-name="ce65"/>
          <table:table-cell table:style-name="ce23" table:number-columns-repeated="3"/>
          <table:table-cell table:style-name="ce49"/>
          <table:table-cell table:style-name="ce23" table:number-columns-repeated="1010"/>
          <table:table-cell table:style-name="ce15"/>
        </table:table-row>
        <table:table-row table:style-name="ro1">
          <table:table-cell table:style-name="ce194"/>
          <table:table-cell table:style-name="ce203"/>
          <table:table-cell table:style-name="ce213" table:number-columns-repeated="2"/>
          <table:table-cell table:style-name="ce226" table:number-columns-repeated="3"/>
          <table:table-cell table:style-name="ce238"/>
          <table:table-cell/>
          <table:table-cell table:style-name="ce213" table:number-columns-repeated="3"/>
          <table:table-cell table:style-name="ce238"/>
          <table:table-cell table:style-name="ce213" table:number-columns-repeated="26"/>
          <table:table-cell table:number-columns-repeated="985"/>
        </table:table-row>
        <table:table-row table:style-name="ro1">
          <table:table-cell table:number-columns-repeated="6"/>
          <table:table-cell table:style-name="ce226"/>
          <table:table-cell table:number-columns-repeated="1017"/>
        </table:table-row>
        <table:table-row table:style-name="ro1" table:number-rows-repeated="19">
          <table:table-cell table:number-columns-repeated="3"/>
          <table:table-cell table:style-name="ce194"/>
          <table:table-cell table:style-name="ce56" table:number-columns-repeated="2"/>
          <table:table-cell table:style-name="ce226"/>
          <table:table-cell table:number-columns-repeated="1017"/>
        </table:table-row>
        <table:table-row table:style-name="ro1" table:number-rows-repeated="30">
          <table:table-cell table:number-columns-repeated="3"/>
          <table:table-cell table:style-name="ce203"/>
          <table:table-cell table:style-name="ce200" table:number-columns-repeated="2"/>
          <table:table-cell table:style-name="ce226"/>
          <table:table-cell table:number-columns-repeated="1017"/>
        </table:table-row>
        <table:table-row table:style-name="ro1" table:number-rows-repeated="13">
          <table:table-cell table:number-columns-repeated="6"/>
          <table:table-cell table:style-name="ce226"/>
          <table:table-cell table:number-columns-repeated="1017"/>
        </table:table-row>
        <table:table-row table:style-name="ro1" table:number-rows-repeated="104840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8">00/00/0000</text:date>, <text:time style:data-style-name="N2" text:time-value="13:28:02.16567503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3-08T13:38:40.329208262</dc:date>
    <meta:editing-duration>P22DT2H24M26S</meta:editing-duration>
    <meta:editing-cycles>584</meta:editing-cycles>
    <meta:generator>LibreOffice/6.0.0.3$Linux_X86_64 LibreOffice_project/00m0$Build-3</meta:generator>
    <meta:document-statistic meta:table-count="1" meta:cell-count="837" meta:object-count="0"/>
  </office:meta>
</office:document-meta>
</file>